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text-properties style:font-name="Calibri" fo:font-size="10pt" style:font-size-asian="10pt" style:font-size-complex="10pt"/>
    </style:style>
    <style:style style:name="P2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alibri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4.4cm" svg:height="2.391cm" svg:x="3.6cm" svg:y="10.2cm">
          <draw:text-box>
            <text:p text:style-name="P1"><text:span text:style-name="T1">l-record (t1)</text:span></text:p>
            <text:p text:style-name="P1"><text:span text:style-name="T1">l- or o-record </text:span><text:span text:style-name="T1">(t1)</text:span></text:p>
            <text:p text:style-name="P1"><text:span text:style-name="T1">l- or o-record </text:span><text:span text:style-name="T1">(t1)</text:span></text:p>
            <text:p text:style-name="P1"><text:span text:style-name="T1">…</text:span></text:p>
            <text:p text:style-name="P1"><text:span text:style-name="T1">l- or o-record </text:span><text:span text:style-name="T1">(t1)</text:span></text:p>
          </draw:text-box>
        </draw:frame>
        <draw:line draw:style-name="gr2" draw:text-style-name="P3" draw:layer="layout" svg:x1="7.9cm" svg:y1="10.4cm" svg:x2="7.9cm" svg:y2="12.4cm">
          <text:p/>
        </draw:line>
        <draw:frame draw:style-name="gr1" draw:text-style-name="P2" draw:layer="layout" svg:width="4.4cm" svg:height="2.391cm" svg:x="3.6cm" svg:y="13.5cm">
          <draw:text-box>
            <text:p text:style-name="P1"><text:span text:style-name="T1">l-record (t2 &gt; t1)</text:span></text:p>
            <text:p text:style-name="P1"><text:span text:style-name="T1">l- or o-record </text:span><text:span text:style-name="T1">(t2 &gt; t1</text:span><text:span text:style-name="T1">)</text:span></text:p>
            <text:p text:style-name="P1"><text:span text:style-name="T1">l- or o-record </text:span><text:span text:style-name="T1">(t2 &gt; t1</text:span><text:span text:style-name="T1">)</text:span></text:p>
            <text:p text:style-name="P1"><text:span text:style-name="T1">…</text:span></text:p>
            <text:p text:style-name="P1"><text:span text:style-name="T1">l- or o-record </text:span><text:span text:style-name="T1">(t2 &gt; t1</text:span><text:span text:style-name="T1">)</text:span></text:p>
          </draw:text-box>
        </draw:frame>
        <draw:frame draw:style-name="gr1" draw:text-style-name="P2" draw:layer="layout" svg:width="4.4cm" svg:height="2.391cm" svg:x="3.6cm" svg:y="17.909cm">
          <draw:text-box>
            <text:p text:style-name="P1"><text:span text:style-name="T1">l-record (tn &gt; tn-1)</text:span></text:p>
            <text:p text:style-name="P1"><text:span text:style-name="T1">l- or o-record </text:span><text:span text:style-name="T1">(tn &gt; tn-1))</text:span></text:p>
            <text:p text:style-name="P1"><text:span text:style-name="T1">l- or o-record </text:span><text:span text:style-name="T1">(tn &gt; tn-1)</text:span></text:p>
            <text:p text:style-name="P1"><text:span text:style-name="T1">…</text:span></text:p>
            <text:p text:style-name="P1"><text:span text:style-name="T1">l- or o-record </text:span><text:span text:style-name="T1">(tn &gt; tn-1)</text:span></text:p>
          </draw:text-box>
        </draw:frame>
        <draw:frame draw:style-name="gr3" draw:text-style-name="P2" draw:layer="layout" svg:width="4.2cm" svg:height="0.7cm" svg:x="8.7cm" svg:y="11.1cm">
          <draw:text-box>
            <text:p text:style-name="P1"><text:span text:style-name="T1">Full epoch, time tag = t1</text:span></text:p>
          </draw:text-box>
        </draw:frame>
        <draw:frame draw:style-name="gr3" draw:text-style-name="P5" draw:layer="layout" svg:width="4.2cm" svg:height="0.7cm" svg:x="3.6cm" svg:y="12.7cm">
          <draw:text-box>
            <text:p text:style-name="P4"><text:span text:style-name="T2">backtracking record</text:span></text:p>
          </draw:text-box>
        </draw:frame>
        <draw:frame draw:style-name="gr3" draw:text-style-name="P5" draw:layer="layout" svg:width="4.2cm" svg:height="0.7cm" svg:x="3.6cm" svg:y="16cm">
          <draw:text-box>
            <text:p text:style-name="P4"><text:span text:style-name="T2">backtracking record</text:span></text:p>
          </draw:text-box>
        </draw:frame>
        <draw:frame draw:style-name="gr3" draw:text-style-name="P5" draw:layer="layout" svg:width="4.2cm" svg:height="0.7cm" svg:x="3.6cm" svg:y="20.3cm">
          <draw:text-box>
            <text:p text:style-name="P4"><text:span text:style-name="T2">backtracking record</text:span></text:p>
          </draw:text-box>
        </draw:frame>
        <draw:frame draw:style-name="gr4" draw:text-style-name="P6" draw:layer="layout" svg:width="1.3cm" svg:height="0.962cm" svg:x="4.8cm" svg:y="16.7cm">
          <draw:text-box>
            <text:p>...</text:p>
          </draw:text-box>
        </draw:frame>
        <draw:line draw:style-name="gr2" draw:text-style-name="P3" draw:layer="layout" svg:x1="7.9cm" svg:y1="13.7cm" svg:x2="7.9cm" svg:y2="15.7cm">
          <text:p/>
        </draw:line>
        <draw:line draw:style-name="gr2" draw:text-style-name="P3" draw:layer="layout" svg:x1="7.9cm" svg:y1="18.1cm" svg:x2="7.9cm" svg:y2="20.1cm">
          <text:p/>
        </draw:line>
        <draw:frame draw:style-name="gr3" draw:text-style-name="P2" draw:layer="layout" svg:width="4.2cm" svg:height="0.7cm" svg:x="8.7cm" svg:y="14.3cm">
          <draw:text-box>
            <text:p text:style-name="P1"><text:span text:style-name="T1">Full epoch, time tag = t2</text:span></text:p>
          </draw:text-box>
        </draw:frame>
        <draw:frame draw:style-name="gr3" draw:text-style-name="P2" draw:layer="layout" svg:width="4.2cm" svg:height="0.7cm" svg:x="8.7cm" svg:y="18.7cm">
          <draw:text-box>
            <text:p text:style-name="P1"><text:span text:style-name="T1">Full epoch, time tag = t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3:18:24.644000000</meta:creation-date>
    <meta:editing-duration>P0D</meta:editing-duration>
    <meta:editing-cycles>1</meta:editing-cycles>
    <meta:document-statistic meta:object-count="13"/>
    <meta:generator>LibreOffice/4.4.3.2$Windows_x86 LibreOffice_project/88805f81e9fe61362df02b9941de8e38a9b5fd16</meta:generator>
  </office:meta>
</office:document-meta>
</file>